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59in" fo:margin-left="0.3729in" fo:margin-right="3.8931in" table:align="margins"/>
    </style:style>
    <style:style style:name="Table1.A" style:family="table-column">
      <style:table-column-properties style:column-width="0.9319in" style:rel-column-width="1342*"/>
    </style:style>
    <style:style style:name="Table1.B" style:family="table-column">
      <style:table-column-properties style:column-width="1.7271in" style:rel-column-width="248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6" style:family="paragraph" style:parent-style-name="Text_20_body">
      <style:paragraph-properties fo:text-align="center" style:justify-single-word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9" style:family="paragraph" style:parent-style-name="Text_20_body">
      <style:text-properties fo:font-size="18pt" style:font-size-asian="18pt" style:font-size-complex="18pt"/>
    </style:style>
    <style:style style:name="P1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13" style:family="paragraph" style:parent-style-name="Title">
      <style:text-properties fo:font-size="18pt" style:font-size-asian="18pt" style:font-size-complex="18pt"/>
    </style:style>
    <style:style style:name="P14" style:family="paragraph" style:parent-style-name="Title">
      <style:text-properties style:font-name="Arial1" fo:font-size="24pt" style:font-size-asian="24pt" style:font-size-complex="24pt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8" style:family="paragraph" style:parent-style-name="Preformatted_20_Text">
      <style:paragraph-properties fo:margin-top="0in" fo:margin-bottom="0.1965in"/>
    </style:style>
    <style:style style:name="P19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20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21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23" style:family="paragraph" style:parent-style-name="Heading_20_2">
      <style:paragraph-properties>
        <style:tab-stops>
          <style:tab-stop style:position="0.0098in"/>
        </style:tab-stops>
      </style:paragraph-properties>
    </style:style>
    <style:style style:name="P24" style:family="paragraph" style:parent-style-name="Heading_20_2">
      <style:text-properties style:font-name="Times New Roman"/>
    </style:style>
    <style:style style:name="P25" style:family="paragraph" style:parent-style-name="Heading_20_2">
      <style:text-properties style:font-name="Times New Roman" fo:font-size="14pt" style:font-size-asian="14pt" style:font-size-complex="14pt"/>
    </style:style>
    <style:style style:name="P26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27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28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29" style:family="paragraph" style:parent-style-name="Heading_20_1">
      <style:text-properties fo:font-size="18pt" style:font-size-asian="18pt" style:font-size-complex="18pt"/>
    </style:style>
    <style:style style:name="P30" style:family="paragraph" style:parent-style-name="Heading_20_1" style:list-style-name="">
      <style:text-properties fo:font-size="18pt" style:font-size-asian="18pt" style:font-size-complex="18pt"/>
    </style:style>
    <style:style style:name="P31" style:family="paragraph" style:parent-style-name="Heading_20_1">
      <style:text-properties style:font-name="Times New Roman"/>
    </style:style>
    <style:style style:name="P32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33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34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35" style:family="paragraph" style:parent-style-name="Text_20_body">
      <style:text-properties fo:color="#314004" style:font-name="Lucida Console" fo:font-size="10pt"/>
    </style:style>
    <style:style style:name="P36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37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38" style:family="paragraph" style:parent-style-name="Text_20_body">
      <style:text-properties style:font-name="Lucida Console1" fo:font-size="10pt" style:font-size-asian="10pt" style:font-size-complex="10pt"/>
    </style:style>
    <style:style style:name="P39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40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13"/>
      <text:p text:style-name="P14"><text:s/>Zekai Otles </text:p>
      <text:p text:style-name="P7">Created on Sat Feb 20 01:01:06 2016 </text:p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5"><text:s/>1 Introduction<text:tab/>3</text:p>
          <text:p text:style-name="P15"><text:s/>2 Environment Setup for R programming Developers<text:tab/>3</text:p>
          <text:p text:style-name="P17"><text:s/>2.1 <text:s/>Environment setup<text:tab/>3</text:p>
          <text:p text:style-name="P17"><text:s/>2.2 <text:s/>Using Version Control System<text:tab/>3</text:p>
          <text:p text:style-name="P17"><text:s/>2.3 Using IDE to develop R scripts<text:tab/>3</text:p>
          <text:p text:style-name="P17"><text:s/>2.4 Writing functions<text:tab/>3</text:p>
          <text:p text:style-name="P17"><text:s/>2.5 Create R package System<text:tab/>3</text:p>
          <text:p text:style-name="P15"><text:s/>3 Simple Data Types and Objects<text:tab/>3</text:p>
          <text:p text:style-name="P15"><text:s/>4 Control Structures<text:tab/>3</text:p>
          <text:p text:style-name="P17"><text:s/>4.1 If then Else statements<text:tab/>3</text:p>
          <text:p text:style-name="P17"><text:s/>4.2 Switch statements<text:tab/>4</text:p>
          <text:p text:style-name="P15"><text:s/>5 Loop Structures<text:tab/>5</text:p>
          <text:p text:style-name="P17"><text:s/>5.1 For statements<text:tab/>5</text:p>
          <text:p text:style-name="P17"><text:s/>5.2 while staments<text:tab/>5</text:p>
          <text:p text:style-name="P17"><text:s/>5.3 DfRCtVisits<text:tab/>7</text:p>
          <text:p text:style-name="P15"><text:s/>6 Data Structures<text:tab/>8</text:p>
          <text:p text:style-name="P17"><text:s/>6.1 Vector<text:tab/>8</text:p>
          <text:p text:style-name="P17"><text:s/>6.2 Matrix<text:tab/>8</text:p>
          <text:p text:style-name="P17"><text:s/>6.3 DataFrame<text:tab/>8</text:p>
          <text:p text:style-name="P15"><text:s/>7 Simple Statistical Outputs<text:tab/>8</text:p>
          <text:p text:style-name="P15"><text:s/>8 Simple Table Outputs<text:tab/>8</text:p>
        </text:index-body>
      </text:table-of-content>
      <text:p text:style-name="P7"/>
      <text:h text:style-name="P33" text:outline-level="1">Introduction</text:h>
      <text:p text:style-name="P8"><text:tab/></text:p>
      <text:h text:style-name="P28" text:outline-level="1">Environment Setup for R programming Developers</text:h>
      <text:h text:style-name="Heading_20_2" text:outline-level="2"><text:s/>Environment setup</text:h>
      <text:p text:style-name="P12"/>
      <text:p text:style-name="P6"/>
      <text:p text:style-name="P5"/>
      <table:table table:name="Table697" table:style-name="RTable1">
        <table:table-column table:number-columns-repeated="3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Package</text:p>
            </table:table-cell>
            <table:table-cell table:style-name="lowerBorder" office:value-type="string">
              <text:p text:style-name="ArialCenteredBold">Version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string" table:style-name="noBorder">
            <text:p text:style-name="ArialCentered">uRProgramming</text:p>
          </table:table-cell>
          <table:table-cell office:value-type="string" table:style-name="noBorder">
            <text:p text:style-name="ArialCentered">1.0.0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string" table:style-name="noBorder">
            <text:p text:style-name="ArialCentered">tcltk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string" table:style-name="noBorder">
            <text:p text:style-name="ArialCentered">log4r</text:p>
          </table:table-cell>
          <table:table-cell office:value-type="string" table:style-name="noBorder">
            <text:p text:style-name="ArialCentered">0.2</text:p>
          </table:table-cell>
        </table:table-row>
        <table:table-row>
          <table:table-cell office:value-type="string" table:style-name="noBorder">
            <text:p text:style-name="ArialCentered">4</text:p>
          </table:table-cell>
          <table:table-cell office:value-type="string" table:style-name="noBorder">
            <text:p text:style-name="ArialCentered">odfWeave</text:p>
          </table:table-cell>
          <table:table-cell office:value-type="string" table:style-name="noBorder">
            <text:p text:style-name="ArialCentered">0.8.4</text:p>
          </table:table-cell>
        </table:table-row>
        <table:table-row>
          <table:table-cell office:value-type="string" table:style-name="noBorder">
            <text:p text:style-name="ArialCentered">5</text:p>
          </table:table-cell>
          <table:table-cell office:value-type="string" table:style-name="noBorder">
            <text:p text:style-name="ArialCentered">XML</text:p>
          </table:table-cell>
          <table:table-cell office:value-type="string" table:style-name="noBorder">
            <text:p text:style-name="ArialCentered">3.98-1.3</text:p>
          </table:table-cell>
        </table:table-row>
        <table:table-row>
          <table:table-cell office:value-type="string" table:style-name="noBorder">
            <text:p text:style-name="ArialCentered">6</text:p>
          </table:table-cell>
          <table:table-cell office:value-type="string" table:style-name="noBorder">
            <text:p text:style-name="ArialCentered">lattice</text:p>
          </table:table-cell>
          <table:table-cell office:value-type="string" table:style-name="noBorder">
            <text:p text:style-name="ArialCentered">0.20-33</text:p>
          </table:table-cell>
        </table:table-row>
        <table:table-row>
          <table:table-cell office:value-type="string" table:style-name="noBorder">
            <text:p text:style-name="ArialCentered">7</text:p>
          </table:table-cell>
          <table:table-cell office:value-type="string" table:style-name="noBorder">
            <text:p text:style-name="ArialCentered">chron</text:p>
          </table:table-cell>
          <table:table-cell office:value-type="string" table:style-name="noBorder">
            <text:p text:style-name="ArialCentered">2.3-47</text:p>
          </table:table-cell>
        </table:table-row>
        <table:table-row>
          <table:table-cell office:value-type="string" table:style-name="noBorder">
            <text:p text:style-name="ArialCentered">8</text:p>
          </table:table-cell>
          <table:table-cell office:value-type="string" table:style-name="noBorder">
            <text:p text:style-name="ArialCentered">stat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9</text:p>
          </table:table-cell>
          <table:table-cell office:value-type="string" table:style-name="noBorder">
            <text:p text:style-name="ArialCentered">graphic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0</text:p>
          </table:table-cell>
          <table:table-cell office:value-type="string" table:style-name="noBorder">
            <text:p text:style-name="ArialCentered">grDevice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1</text:p>
          </table:table-cell>
          <table:table-cell office:value-type="string" table:style-name="noBorder">
            <text:p text:style-name="ArialCentered">util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2</text:p>
          </table:table-cell>
          <table:table-cell office:value-type="string" table:style-name="noBorder">
            <text:p text:style-name="ArialCentered">dataset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3</text:p>
          </table:table-cell>
          <table:table-cell office:value-type="string" table:style-name="noBorder">
            <text:p text:style-name="ArialCentered">method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4</text:p>
          </table:table-cell>
          <table:table-cell office:value-type="string" table:style-name="noBorder">
            <text:p text:style-name="ArialCentered">base</text:p>
          </table:table-cell>
          <table:table-cell office:value-type="string" table:style-name="noBorder">
            <text:p text:style-name="ArialCentered">3.2.3</text:p>
          </table:table-cell>
        </table:table-row>
      </table:table>
      <text:p text:style-name="Preformatted_20_Text"><text:span text:style-name="Source_20_Text"/></text:p>
      <text:p text:style-name="ttRed">&gt;  environment("ls")</text:p>
      <text:p text:style-name="ttBlue">usage of ls() </text:p>
      <text:p text:style-name="ttBlue"> functNameusage of ls(all=TRUE) </text:p>
      <text:p text:style-name="ttBlue"> functName</text:p>
      <text:p text:style-name="ttRed">&gt;  cat("Current Working Dir \n", getwd())</text:p>
      <text:p text:style-name="ttBlue">Current Working Dir </text:p>
      <text:p text:style-name="ttBlue"> C:/Users/zekai/Documents/rstudio_projects/odfWeaveTmp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11"/>
      <text:h text:style-name="P29" text:outline-level="1">Simple Data Types and Objects</text:h>
      <text:h text:style-name="P29" text:outline-level="1">Control Structures</text:h>
      <text:p text:style-name="P9"/>
      <text:p text:style-name="Text_20_body"><text:span text:style-name="T5">Control structures are very straight forward. In the following sections, the usage of <text:s/></text:span><text:span text:style-name="T6">if </text:span><text:span text:style-name="T7"><text:s/>block will be explained with examples. The samples should help reader to solidify the understandif of te control </text:span><text:soft-page-break/><text:span text:style-name="T7">structures.</text:span></text:p>
      <text:h text:style-name="Heading_20_2" text:outline-level="2">If statements</text:h>
      <text:p text:style-name="P10"><text:tab/>Let's use simple vector which contains only numbers, check if <text:s/>numbers is equal to specific value assign iFound as True.</text:p>
      <text:h text:style-name="P23" text:outline-level="2" text:is-list-header="true"><text:span text:style-name="T9">If</text:span><text:span text:style-name="T10"> ( Statements) { Assignment}</text:span><text:tab/></text:h>
      <text:p text:style-name="ttBlue">print(iFound)</text:p>
      <text:p text:style-name="ttBlue">[1] TRUE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<text:s/>Logical operators in R are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text:span text:style-name="Strong_20_Emphasis">Operator</text:span></text:p>
          </table:table-cell>
          <table:table-cell table:style-name="Table1.A1" office:value-type="string">
            <text:p text:style-name="P22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22"><text:span text:style-name="Strong_20_Emphasis">==</text:span></text:p>
          </table:table-cell>
          <table:table-cell table:style-name="Table1.A1" office:value-type="string">
            <text:p text:style-name="P22">Equal to</text:p>
          </table:table-cell>
        </table:table-row>
        <table:table-row>
          <table:table-cell table:style-name="Table1.A1" office:value-type="string">
            <text:p text:style-name="P22">!=</text:p>
          </table:table-cell>
          <table:table-cell table:style-name="Table1.A1" office:value-type="string">
            <text:p text:style-name="P22">Not equal to</text:p>
          </table:table-cell>
        </table:table-row>
        <table:table-row>
          <table:table-cell table:style-name="Table1.A1" office:value-type="string">
            <text:p text:style-name="P22"><text:span text:style-name="Strong_20_Emphasis">&lt;</text:span></text:p>
          </table:table-cell>
          <table:table-cell table:style-name="Table1.A1" office:value-type="string">
            <text:p text:style-name="P22">Less than</text:p>
          </table:table-cell>
        </table:table-row>
        <table:table-row>
          <table:table-cell table:style-name="Table1.A1" office:value-type="string">
            <text:p text:style-name="P22"><text:span text:style-name="Strong_20_Emphasis">&lt;=</text:span></text:p>
          </table:table-cell>
          <table:table-cell table:style-name="Table1.A1" office:value-type="string">
            <text:p text:style-name="P22">Less or equal to </text:p>
          </table:table-cell>
        </table:table-row>
        <table:table-row>
          <table:table-cell table:style-name="Table1.A1" office:value-type="string">
            <text:p text:style-name="P22"><text:span text:style-name="Strong_20_Emphasis">&gt;</text:span></text:p>
          </table:table-cell>
          <table:table-cell table:style-name="Table1.A1" office:value-type="string">
            <text:p text:style-name="P22">Greater than </text:p>
          </table:table-cell>
        </table:table-row>
        <table:table-row>
          <table:table-cell table:style-name="Table1.A1" office:value-type="string">
            <text:p text:style-name="P22"><text:span text:style-name="Strong_20_Emphasis">&gt;=</text:span></text:p>
          </table:table-cell>
          <table:table-cell table:style-name="Table1.A1" office:value-type="string">
            <text:p text:style-name="P22">Greater or equal to </text:p>
          </table:table-cell>
        </table:table-row>
        <table:table-row>
          <table:table-cell table:style-name="Table1.A1" office:value-type="string">
            <text:p text:style-name="P22">&amp;</text:p>
          </table:table-cell>
          <table:table-cell table:style-name="Table1.A1" office:value-type="string">
            <text:p text:style-name="P22">And</text:p>
          </table:table-cell>
        </table:table-row>
        <table:table-row>
          <table:table-cell table:style-name="Table1.A1" office:value-type="string">
            <text:p text:style-name="P22">|</text:p>
          </table:table-cell>
          <table:table-cell table:style-name="Table1.A1" office:value-type="string">
            <text:p text:style-name="P22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tBlue">Ex. 1</text:p>
      <text:p text:style-name="ttBlue">if(synDat[indx,1] ==1 ) {synDat[indx,1]&lt;-'M'}</text:p>
      <text:p text:style-name="ttBlue"/>
      <text:p text:style-name="ttBlue">Ex.2</text:p>
      <text:p text:style-name="ttBlue">if(synDat[indx,2] &lt;=25 )synDat[indx,2]&lt;-'Y' </text:p>
      <text:p text:style-name="ttBlue"/>
      <text:p text:style-name="ttBlue">Ex.3</text:p>
      <text:p text:style-name="ttBlue"> if(synDat[indx,2] &gt; 50 ) {synDat[indx,2]&lt;-'O'} </text:p>
      <text:p text:style-name="ttBlue"/>
      <text:p text:style-name="ttBlue">Ex.4</text:p>
      <text:p text:style-name="ttBlue">if(synDat[indx,2] &gt; 25 &amp; synDat[indx,2] &lt;=50 )synDat[indx,2]&lt;-'M' 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37"><text:tab/></text:p>
      <text:p text:style-name="P3"/>
      <text:p text:style-name="P2"/>
      <text:h text:style-name="P24" text:outline-level="2">Switch statements</text:h>
      <text:p text:style-name="P2"/>
      <text:p text:style-name="P3"/>
      <text:list xml:id="list6353047526438904403" text:style-name="L1">
        <text:list-header>
          <text:p text:style-name="P27"/>
        </text:list-header>
      </text:list>
      <text:h text:style-name="P34" text:outline-level="1">Loop Structures</text:h>
      <text:h text:style-name="P25" text:outline-level="2">For statements</text:h>
      <text:p text:style-name="Standard"/>
      <text:p text:style-name="P2"/>
      <text:p text:style-name="P3"/>
      <text:h text:style-name="P30" text:outline-level="1"/>
      <text:h text:style-name="P33" text:outline-level="1">Data Structures</text:h>
      <text:p text:style-name="Text_20_body"/>
      <text:h text:style-name="P26" text:outline-level="2">Vector</text:h>
      <text:h text:style-name="P26" text:outline-level="2">Matrix</text:h>
      <text:h text:style-name="P26" text:outline-level="2">DataFrame</text:h>
      <text:h text:style-name="P39" text:outline-level="2"/>
      <text:h text:style-name="P29" text:outline-level="1">Simple Statistical Analysis</text:h>
      <text:h text:style-name="P31" text:outline-level="1"><text:span text:style-name="T1">Simple</text:span><text:span text:style-name="T1"> Statistical Analysis</text:span></text:h>
      <text:h text:style-name="P32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2-20T01:00:59.95</dc:date>
    <meta:editing-duration>PT15H45M6S</meta:editing-duration>
    <meta:editing-cycles>109</meta:editing-cycles>
    <meta:generator>OpenOffice/4.1.2$Win32 OpenOffice.org_project/412m3$Build-9782</meta:generator>
    <dc:creator>Zekai Otles</dc:creator>
    <meta:document-statistic meta:table-count="1" meta:image-count="0" meta:object-count="0" meta:page-count="7" meta:paragraph-count="102" meta:word-count="492" meta:character-count="3202"/>
  </office:meta>
</office:document-meta>
</file>